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e8cb" draw:textarea-horizontal-align="justify" draw:textarea-vertical-align="middle" draw:auto-grow-height="false" fo:min-height="1.655cm" fo:min-width="4.5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28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" style:family="graphic" style:parent-style-name="standard">
      <style:graphic-properties draw:fill-color="#dee7e5" draw:textarea-horizontal-align="justify" draw:textarea-vertical-align="middle" draw:auto-grow-height="false" fo:min-height="0.862cm" fo:min-width="0.136cm"/>
    </style:style>
    <style:style style:name="gr5" style:family="graphic" style:parent-style-name="standard">
      <style:graphic-properties draw:fill-color="#dee7e5" draw:textarea-horizontal-align="justify" draw:textarea-vertical-align="middle" draw:auto-grow-height="false" fo:min-height="1.695cm" fo:min-width="0.136cm"/>
    </style:style>
    <style:style style:name="gr6" style:family="graphic" style:parent-style-name="standard">
      <style:graphic-properties draw:fill-color="#e0c2cd" draw:textarea-horizontal-align="justify" draw:textarea-vertical-align="middle" draw:auto-grow-height="false" fo:min-height="1.18cm" fo:min-width="2.359cm"/>
      <style:paragraph-properties style:writing-mode="lr-tb"/>
    </style:style>
    <style:style style:name="gr7" style:family="graphic" style:parent-style-name="standard">
      <style:graphic-properties draw:fill-color="#ff4000" draw:textarea-horizontal-align="justify" draw:textarea-vertical-align="middle" draw:auto-grow-height="false" fo:min-height="1.097cm" fo:min-width="0.84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52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fill-color="#ffbf00" draw:textarea-vertical-align="middle" draw:auto-grow-height="false" fo:min-height="0.451cm" fo:min-width="0cm"/>
    </style:style>
    <style:style style:name="P1" style:family="paragraph">
      <style:paragraph-properties fo:text-align="center" style:writing-mode="lr-tb"/>
      <style:text-properties fo:font-weight="bold"/>
    </style:style>
    <style:style style:name="P2" style:family="paragraph">
      <loext:graphic-properties draw:fill-color="#dde8cb"/>
      <style:paragraph-properties fo:text-align="center" style:writing-mode="lr-tb"/>
      <style:text-properties fo:font-weight="bold"/>
    </style:style>
    <style:style style:name="P3" style:family="paragraph">
      <style:text-properties fo:font-weight="bold"/>
    </style:style>
    <style:style style:name="P4" style:family="paragraph">
      <loext:graphic-properties draw:fill="none" draw:fill-color="#ffffff"/>
      <style:paragraph-properties style:writing-mode="lr-tb"/>
      <style:text-properties style:font-name="Bitstream Vera Sans Mono1" fo:font-weight="bold"/>
    </style:style>
    <style:style style:name="P5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-color="#dee7e5"/>
      <style:paragraph-properties fo:text-align="center"/>
      <style:text-properties fo:font-weight="bold"/>
    </style:style>
    <style:style style:name="P7" style:family="paragraph">
      <style:paragraph-properties fo:text-align="center"/>
      <style:text-properties fo:font-weight="bold"/>
    </style:style>
    <style:style style:name="P8" style:family="paragraph">
      <loext:graphic-properties draw:fill-color="#e0c2cd"/>
      <style:paragraph-properties fo:text-align="center"/>
      <style:text-properties fo:font-weight="bold"/>
    </style:style>
    <style:style style:name="P9" style:family="paragraph">
      <loext:graphic-properties draw:fill-color="#ff4000"/>
      <style:paragraph-properties fo:text-align="center"/>
      <style:text-properties fo:font-weight="bold"/>
    </style:style>
    <style:style style:name="P10" style:family="paragraph">
      <loext:graphic-properties draw:fill="none" draw:fill-color="#ffffff"/>
      <style:text-properties fo:font-weight="bold"/>
    </style:style>
    <style:style style:name="P11" style:family="paragraph">
      <loext:graphic-properties draw:fill-color="#ffbf00"/>
      <style:paragraph-properties fo:text-align="center"/>
      <style:text-properties fo:font-weight="bold"/>
    </style:style>
    <style:style style:name="T1" style:family="text">
      <style:text-properties style:font-name="Bitstream Vera Sans Mono1"/>
    </style:style>
    <style:style style:name="T2" style:family="text">
      <style:text-properties style:text-underline-style="solid" style:text-underline-width="auto" style:text-underline-color="font-color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1.905cm" svg:x="2.905cm" svg:y="6.397cm">
          <text:p text:style-name="P1">data 1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0.789cm" svg:height="0.988cm" svg:x="1.635cm" svg:y="3.54cm">
          <draw:text-box>
            <text:p text:style-name="P3"><text:span text:style-name="T1">data1 = spark.read.csv(...)</text:span></text:p>
          </draw:text-box>
        </draw:frame>
        <draw:frame draw:style-name="gr3" draw:text-style-name="P5" draw:layer="layout" svg:width="6.985cm" svg:height="1.673cm" svg:x="5.762cm" svg:y="1.635cm">
          <draw:text-box>
            <text:p text:style-name="P3"><text:span text:style-name="T2">Spark data life cycle</text:span></text:p>
          </draw:text-box>
        </draw:frame>
        <draw:custom-shape draw:style-name="gr1" draw:text-style-name="P2" draw:layer="layout" svg:width="5.08cm" svg:height="1.905cm" svg:x="2.905cm" svg:y="11.16cm">
          <text:p text:style-name="P1">data 2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7cm" svg:height="1.27cm" svg:x="4.81cm" svg:y="4.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5.08cm" svg:height="1.905cm" svg:x="2.905cm" svg:y="16.557cm">
          <text:p text:style-name="P1">data 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2.222cm" svg:x="4.81cm" svg:y="18.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8" draw:layer="layout" svg:width="5.715cm" svg:height="2.858cm" svg:x="2.587cm" svg:y="21.32cm">
          <text:p text:style-name="P7">Result = 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9" draw:layer="layout" svg:width="1.905cm" svg:height="1.905cm" svg:x="11.477cm" svg:y="4.81cm">
          <text:p text:style-name="P7"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5" draw:text-style-name="P6" draw:layer="layout" svg:width="1.27cm" svg:height="2.222cm" svg:x="4.81cm" svg:y="8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4" draw:layer="layout" svg:width="10.027cm" svg:height="0.988cm" svg:x="1.317cm" svg:y="9.255cm">
          <draw:text-box>
            <text:p text:style-name="P3"><text:span text:style-name="T1">data2 = data1.filter(...)</text:span></text:p>
          </draw:text-box>
        </draw:frame>
        <draw:custom-shape draw:style-name="gr7" draw:text-style-name="P9" draw:layer="layout" svg:width="1.905cm" svg:height="1.905cm" svg:x="11.477cm" svg:y="8.93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9" draw:text-style-name="P10" draw:layer="layout" svg:width="6.78cm" svg:height="1.673cm" svg:x="14.017cm" svg:y="8.937cm">
          <draw:text-box>
            <text:p text:style-name="P3">No execution</text:p>
            <text:p text:style-name="P3">(lazy transformation)</text:p>
          </draw:text-box>
        </draw:frame>
        <draw:custom-shape draw:style-name="gr5" draw:text-style-name="P6" draw:layer="layout" svg:width="1.27cm" svg:height="2.222cm" svg:x="4.81cm" svg:y="13.38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4" draw:layer="layout" svg:width="10.027cm" svg:height="0.988cm" svg:x="1.45cm" svg:y="14.299cm">
          <draw:text-box>
            <text:p text:style-name="P3"><text:span text:style-name="T1">data3 = data2.filter(...)</text:span></text:p>
          </draw:text-box>
        </draw:frame>
        <draw:frame draw:style-name="gr8" draw:text-style-name="P4" draw:layer="layout" svg:width="10.027cm" svg:height="0.988cm" svg:x="1.635cm" svg:y="19.379cm">
          <draw:text-box>
            <text:p text:style-name="P3"><text:span text:style-name="T1">data3.count()</text:span></text:p>
          </draw:text-box>
        </draw:frame>
        <draw:custom-shape draw:style-name="gr7" draw:text-style-name="P9" draw:layer="layout" svg:width="1.905cm" svg:height="1.905cm" svg:x="11.477cm" svg:y="13.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0" draw:text-style-name="P11" draw:layer="layout" svg:width="1.588cm" svg:height="2.223cm" svg:x="11.16cm" svg:y="19.09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9" draw:text-style-name="P10" draw:layer="layout" svg:width="6.467cm" svg:height="1.673cm" svg:x="13.382cm" svg:y="19.405cm">
          <draw:text-box>
            <text:p text:style-name="P3">Execution triggered</text:p>
            <text:p text:style-name="P3">(action)</text:p>
          </draw:text-box>
        </draw:frame>
        <draw:frame draw:style-name="gr9" draw:text-style-name="P10" draw:layer="layout" svg:width="6.78cm" svg:height="1.673cm" svg:x="13.769cm" svg:y="13.932cm">
          <draw:text-box>
            <text:p text:style-name="P3">No execution</text:p>
            <text:p text:style-name="P3">(lazy transformation)</text:p>
          </draw:text-box>
        </draw:frame>
        <draw:frame draw:style-name="gr9" draw:text-style-name="P10" draw:layer="layout" svg:width="6.78cm" svg:height="1.673cm" svg:x="14.017cm" svg:y="4.81cm">
          <draw:text-box>
            <text:p text:style-name="P3">No execution</text:p>
            <text:p text:style-name="P3">(lazy transformation)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4T02:55:36.476413960</meta:creation-date>
    <dc:date>2021-01-24T03:14:37.088985741</dc:date>
    <meta:editing-duration>PT11M23S</meta:editing-duration>
    <meta:editing-cycles>7</meta:editing-cycles>
    <meta:generator>LibreOffice/7.0.3.1$Linux_X86_64 LibreOffice_project/00$Build-1</meta:generator>
    <meta:document-statistic meta:object-count="21"/>
  </office:meta>
</office:document-meta>
</file>